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5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9cm" svg:y="7.8cm">
          <draw:text-box>
            <text:p><text:span text:style-name="T1">i</text:span></text:p>
          </draw:text-box>
        </draw:frame>
        <draw:frame draw:style-name="gr3" draw:text-style-name="P2" draw:layer="layout" svg:width="14.891cm" svg:height="8.391cm" svg:x="0.309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8T16:30:27.477157450</dc:date>
    <meta:editing-duration>PT3M34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7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92cm" svg:height="8.392cm" xlink:href="." xlink:type="simple" chart:class="chart:scatter" chart:style-name="ch1">
        <chart:plot-area chart:style-name="ch2" chart:data-source-has-labels="both" svg:x="0.297cm" svg:y="0.167cm" svg:width="14.298cm" svg:height="8.058cm">
          <chartooo:coordinate-region svg:x="0.733cm" svg:y="0.367cm" svg:width="13.768cm" svg:height="7.211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